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.264cm" svg:height="10.072cm" svg:x="12.826cm" svg:y="0.51cm">
            <draw:object draw:notify-on-update-of-ranges="Sheet1.A3:Sheet1.A3 Sheet1.A4:Sheet1.A10 Sheet1.B3:Sheet1.B3 Sheet1.B4:Sheet1.B10 Sheet1.C3:Sheet1.C3 Sheet1.C4:Sheet1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r(mean)</text:p>
          </table:table-cell>
          <table:table-cell office:value-type="string" calcext:value-type="string">
            <text:p>ll(mean)</text:p>
          </table:table-cell>
          <table:table-cell office:value-type="string" calcext:value-type="string">
            <text:p>mr(median)</text:p>
          </table:table-cell>
          <table:table-cell office:value-type="string" calcext:value-type="string">
            <text:p>ll(median)</text:p>
          </table:table-cell>
        </table:table-row>
        <table:table-row table:style-name="ro1">
          <table:table-cell office:value-type="string" calcext:value-type="string">
            <text:p>64bit</text:p>
          </table:table-cell>
          <table:table-cell table:formula="of:=121.22*10^(-6)" office:value-type="float" office:value="0.00012122" calcext:value-type="float">
            <text:p>0.00012122</text:p>
          </table:table-cell>
          <table:table-cell table:formula="of:=58.331*10^(-3)" office:value-type="float" office:value="0.058331" calcext:value-type="float">
            <text:p>0.058331</text:p>
          </table:table-cell>
          <table:table-cell table:formula="of:=121.16*10^(-6)" office:value-type="float" office:value="0.00012116" calcext:value-type="float">
            <text:p>0.00012116</text:p>
          </table:table-cell>
          <table:table-cell table:formula="of:=58.265*10^(-3)" office:value-type="float" office:value="0.058265" calcext:value-type="float">
            <text:p>0.058265</text:p>
          </table:table-cell>
        </table:table-row>
        <table:table-row table:style-name="ro1">
          <table:table-cell office:value-type="string" calcext:value-type="string">
            <text:p>128bit</text:p>
          </table:table-cell>
          <table:table-cell table:formula="of:=333.26*10^(-6)" office:value-type="float" office:value="0.00033326" calcext:value-type="float">
            <text:p>0.00033326</text:p>
          </table:table-cell>
          <table:table-cell table:formula="of:=58.13*10^(-3)" office:value-type="float" office:value="0.05813" calcext:value-type="float">
            <text:p>0.05813</text:p>
          </table:table-cell>
          <table:table-cell table:formula="of:=333.16*10^(-6)" office:value-type="float" office:value="0.00033316" calcext:value-type="float">
            <text:p>0.00033316</text:p>
          </table:table-cell>
          <table:table-cell table:formula="of:= 59.195*10^(-3)" office:value-type="float" office:value="0.059195" calcext:value-type="float">
            <text:p>0.059195</text:p>
          </table:table-cell>
        </table:table-row>
        <table:table-row table:style-name="ro1">
          <table:table-cell office:value-type="string" calcext:value-type="string">
            <text:p>256bit</text:p>
          </table:table-cell>
          <table:table-cell table:formula="of:=1.2969*10^(-3)" office:value-type="float" office:value="0.0012969" calcext:value-type="float">
            <text:p>0.0012969</text:p>
          </table:table-cell>
          <table:table-cell table:formula="of:=52.783*10^(-3)" office:value-type="float" office:value="0.052783" calcext:value-type="float">
            <text:p>0.052783</text:p>
          </table:table-cell>
          <table:table-cell table:formula="of:=1.3149*10^(-3)" office:value-type="float" office:value="0.0013149" calcext:value-type="float">
            <text:p>0.0013149</text:p>
          </table:table-cell>
          <table:table-cell table:formula="of:=52.783*10^(-3)" office:value-type="float" office:value="0.052783" calcext:value-type="float">
            <text:p>0.052783</text:p>
          </table:table-cell>
        </table:table-row>
        <table:table-row table:style-name="ro1">
          <table:table-cell office:value-type="string" calcext:value-type="string">
            <text:p>512bit</text:p>
          </table:table-cell>
          <table:table-cell table:formula="of:=5.4643*10^(-3)" office:value-type="float" office:value="0.0054643" calcext:value-type="float">
            <text:p>0.0054643</text:p>
          </table:table-cell>
          <table:table-cell table:formula="of:=55.043*10^(-3)" office:value-type="float" office:value="0.055043" calcext:value-type="float">
            <text:p>0.055043</text:p>
          </table:table-cell>
          <table:table-cell table:formula="of:=5.4633*10^(-3)" office:value-type="float" office:value="0.0054633" calcext:value-type="float">
            <text:p>0.0054633</text:p>
          </table:table-cell>
          <table:table-cell table:formula="of:=54.689*10^(-3)" office:value-type="float" office:value="0.054689" calcext:value-type="float">
            <text:p>0.054689</text:p>
          </table:table-cell>
        </table:table-row>
        <table:table-row table:style-name="ro1">
          <table:table-cell office:value-type="string" calcext:value-type="string">
            <text:p>1024bit</text:p>
          </table:table-cell>
          <table:table-cell table:formula="of:=32.886*10^(-3)" office:value-type="float" office:value="0.032886" calcext:value-type="float">
            <text:p>0.032886</text:p>
          </table:table-cell>
          <table:table-cell table:formula="of:= 54.596 *10^(-3)" office:value-type="float" office:value="0.054596" calcext:value-type="float">
            <text:p>0.054596</text:p>
          </table:table-cell>
          <table:table-cell table:formula="of:=34.068*10^(-3)" office:value-type="float" office:value="0.034068" calcext:value-type="float">
            <text:p>0.034068</text:p>
          </table:table-cell>
          <table:table-cell table:formula="of:=54.46*10^(-3)" office:value-type="float" office:value="0.05446" calcext:value-type="float">
            <text:p>0.05446</text:p>
          </table:table-cell>
        </table:table-row>
        <table:table-row table:style-name="ro1">
          <table:table-cell office:value-type="string" calcext:value-type="string">
            <text:p>2048bit</text:p>
          </table:table-cell>
          <table:table-cell table:formula="of:=213.87*10^(-3)" office:value-type="float" office:value="0.21387" calcext:value-type="float">
            <text:p>0.21387</text:p>
          </table:table-cell>
          <table:table-cell table:formula="of:=58.856*10^(-3)" office:value-type="float" office:value="0.058856" calcext:value-type="float">
            <text:p>0.058856</text:p>
          </table:table-cell>
          <table:table-cell table:formula="of:=207.31*10^(-3)" office:value-type="float" office:value="0.20731" calcext:value-type="float">
            <text:p>0.20731</text:p>
          </table:table-cell>
          <table:table-cell table:formula="of:=58.777*10^(-3)" office:value-type="float" office:value="0.058777" calcext:value-type="float">
            <text:p>0.058777</text:p>
          </table:table-cell>
        </table:table-row>
        <table:table-row table:style-name="ro1">
          <table:table-cell office:value-type="string" calcext:value-type="string">
            <text:p>4096bit</text:p>
          </table:table-cell>
          <table:table-cell office:value-type="float" office:value="1.3551" calcext:value-type="float">
            <text:p>1.3551</text:p>
          </table:table-cell>
          <table:table-cell table:formula="of:=54.848*10^(-3)" office:value-type="float" office:value="0.054848" calcext:value-type="float">
            <text:p>0.054848</text:p>
          </table:table-cell>
          <table:table-cell office:value-type="float" office:value="1.3304" calcext:value-type="float">
            <text:p>1.3304</text:p>
          </table:table-cell>
          <table:table-cell table:formula="of:=54.772*10^(-3)" office:value-type="float" office:value="0.054772" calcext:value-type="float">
            <text:p>0.0547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Noto Sans CJK JP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00/00/00</text:date>, <text:time style:data-style-name="N2" text:time-value="14:03:22.70482377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13:24:01.760908519</meta:creation-date>
    <dc:date>2023-09-25T15:07:03.868267088</dc:date>
    <meta:editing-duration>PT1H41M10S</meta:editing-duration>
    <meta:editing-cycles>5</meta:editing-cycles>
    <meta:generator>LibreOffice/7.5.6.2$Linux_X86_64 LibreOffice_project/50$Build-2</meta:generator>
    <meta:document-statistic meta:table-count="1" meta:cell-count="4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265cm" svg:height="10.073cm" xlink:href=".." xlink:type="simple" chart:class="chart:line" chart:style-name="ch1">
        <chart:subtitle svg:x="0.106cm" svg:y="4.435cm" chart:style-name="ch2">
          <text:p>s</text:p>
        </chart:subtitle>
        <chart:legend chart:legend-position="end" svg:x="14.419cm" svg:y="4.475cm" style:legend-expansion="high" chart:style-name="ch3"/>
        <chart:plot-area chart:style-name="ch4" table:cell-range-address="Sheet1.A3:Sheet1.C10" chart:data-source-has-labels="both" svg:x="0.772cm" svg:y="0.162cm" svg:width="13.728cm" svg:height="9.67cm">
          <chart:coordinate-region svg:x="1.515cm" svg:y="0.368cm" svg:width="12.41cm" svg:height="8.804cm"/>
          <chart:axis chart:dimension="x" chart:name="primary-x" chart:style-name="ch5" chartooo:axis-type="auto">
            <chartooo:date-scale/>
            <chart:categories table:cell-range-address="Sheet1.A4:Sheet1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4:Sheet1.B10" chart:label-cell-address="Sheet1.B3:Sheet1.B3" chart:class="chart:line">
            <chart:data-point chart:repeated="7"/>
          </chart:series>
          <chart:series chart:style-name="ch9" chart:values-cell-range-address="Sheet1.C4:Sheet1.C10" chart:label-cell-address="Sheet1.C3:Sheet1.C3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r(mean)</text:p>
                <draw:g>
                  <svg:desc>Sheet1.B3:Sheet1.B3</svg:desc>
                </draw:g>
              </table:table-cell>
              <table:table-cell office:value-type="string">
                <text:p>ll(mean)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bit</text:p>
                <draw:g>
                  <svg:desc>Sheet1.A4:Sheet1.A10</svg:desc>
                </draw:g>
              </table:table-cell>
              <table:table-cell office:value-type="float" office:value="0.00012122">
                <text:p>0.00012122</text:p>
                <draw:g>
                  <svg:desc>Sheet1.B4:Sheet1.B10</svg:desc>
                </draw:g>
              </table:table-cell>
              <table:table-cell office:value-type="float" office:value="0.058331">
                <text:p>0.058331</text:p>
                <draw:g>
                  <svg:desc>Sheet1.C4:Sheet1.C10</svg:desc>
                </draw:g>
              </table:table-cell>
            </table:table-row>
            <table:table-row>
              <table:table-cell office:value-type="string">
                <text:p>128bit</text:p>
              </table:table-cell>
              <table:table-cell office:value-type="float" office:value="0.00033326">
                <text:p>0.00033326</text:p>
              </table:table-cell>
              <table:table-cell office:value-type="float" office:value="0.05813">
                <text:p>0.05813</text:p>
              </table:table-cell>
            </table:table-row>
            <table:table-row>
              <table:table-cell office:value-type="string">
                <text:p>256bit</text:p>
              </table:table-cell>
              <table:table-cell office:value-type="float" office:value="0.0012969">
                <text:p>0.0012969</text:p>
              </table:table-cell>
              <table:table-cell office:value-type="float" office:value="0.052783">
                <text:p>0.052783</text:p>
              </table:table-cell>
            </table:table-row>
            <table:table-row>
              <table:table-cell office:value-type="string">
                <text:p>512bit</text:p>
              </table:table-cell>
              <table:table-cell office:value-type="float" office:value="0.0054643">
                <text:p>0.0054643</text:p>
              </table:table-cell>
              <table:table-cell office:value-type="float" office:value="0.055043">
                <text:p>0.055043</text:p>
              </table:table-cell>
            </table:table-row>
            <table:table-row>
              <table:table-cell office:value-type="string">
                <text:p>1024bit</text:p>
              </table:table-cell>
              <table:table-cell office:value-type="float" office:value="0.032886">
                <text:p>0.032886</text:p>
              </table:table-cell>
              <table:table-cell office:value-type="float" office:value="0.054596">
                <text:p>0.054596</text:p>
              </table:table-cell>
            </table:table-row>
            <table:table-row>
              <table:table-cell office:value-type="string">
                <text:p>2048bit</text:p>
              </table:table-cell>
              <table:table-cell office:value-type="float" office:value="0.21387">
                <text:p>0.21387</text:p>
              </table:table-cell>
              <table:table-cell office:value-type="float" office:value="0.058856">
                <text:p>0.058856</text:p>
              </table:table-cell>
            </table:table-row>
            <table:table-row>
              <table:table-cell office:value-type="string">
                <text:p>4096bit</text:p>
              </table:table-cell>
              <table:table-cell office:value-type="float" office:value="1.3551">
                <text:p>1.3551</text:p>
              </table:table-cell>
              <table:table-cell office:value-type="float" office:value="0.054848">
                <text:p>0.0548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